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3817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3819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382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382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82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82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829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3831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383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83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83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83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841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3843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84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84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84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385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85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855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8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859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861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8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86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86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86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87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87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387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387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387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388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388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388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88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88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89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89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89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389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389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390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390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390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390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390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391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391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391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391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391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392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392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392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392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392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393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393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393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393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393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394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394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394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394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394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395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395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395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3957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3959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3961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396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396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3967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3969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3971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397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397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3977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3979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3981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g>
          <draw:g>
            <draw:glue-point draw:id="4" svg:x="-4.972cm" svg:y="0cm"/>
            <draw:glue-point draw:id="5" svg:x="-3.687cm" svg:y="-2.462cm"/>
            <draw:glue-point draw:id="6" svg:x="0.018cm" svg:y="-5cm"/>
            <draw:glue-point draw:id="7" svg:x="-3.687cm" svg:y="-5cm"/>
            <draw:glue-point draw:id="8" svg:x="-4.972cm" svg:y="-5cm"/>
            <draw:glue-point draw:id="9" svg:x="-4.972cm" svg:y="-3.721cm"/>
            <draw:polygon draw:style-name="gr1" draw:text-style-name="P1" draw:layer="layout" svg:width="0.946cm" svg:height="0.938cm" svg:x="9.457cm" svg:y="15.008cm" svg:viewBox="0 0 947 939" draw:points="0,939 0,234 236,0 947,0 947,704 709,939">
              <text:p/>
            </draw:polygon>
            <draw:polygon draw:style-name="gr2" draw:text-style-name="P2" draw:layer="layout" svg:width="0.946cm" svg:height="0.233cm" svg:x="9.457cm" svg:y="15.008cm" svg:viewBox="0 0 947 234" draw:points="0,234 236,0 947,0 709,234">
              <text:p/>
            </draw:polygon>
            <draw:polygon draw:style-name="gr3" draw:text-style-name="P3" draw:layer="layout" svg:width="0.236cm" svg:height="0.938cm" svg:x="10.166cm" svg:y="15.008cm" svg:viewBox="0 0 237 939" draw:points="0,939 0,234 237,0 237,704">
              <text:p/>
            </draw:polygon>
          </draw:g>
          <draw:g>
            <draw:glue-point draw:id="4" svg:x="-4.972cm" svg:y="0cm"/>
            <draw:glue-point draw:id="5" svg:x="-3.687cm" svg:y="-2.462cm"/>
            <draw:glue-point draw:id="6" svg:x="0.018cm" svg:y="-5cm"/>
            <draw:glue-point draw:id="7" svg:x="-3.687cm" svg:y="-5cm"/>
            <draw:glue-point draw:id="8" svg:x="-4.972cm" svg:y="-5cm"/>
            <draw:glue-point draw:id="9" svg:x="-4.972cm" svg:y="-3.721cm"/>
            <draw:polygon draw:style-name="gr4" draw:text-style-name="P1" draw:layer="layout" svg:width="0.946cm" svg:height="0.938cm" svg:x="10.164cm" svg:y="15.008cm" svg:viewBox="0 0 947 939" draw:points="0,939 0,234 236,0 947,0 947,704 709,939">
              <text:p/>
            </draw:polygon>
            <draw:polygon draw:style-name="gr5" draw:text-style-name="P2" draw:layer="layout" svg:width="0.946cm" svg:height="0.233cm" svg:x="10.164cm" svg:y="15.008cm" svg:viewBox="0 0 947 234" draw:points="0,234 236,0 947,0 709,234">
              <text:p/>
            </draw:polygon>
            <draw:polygon draw:style-name="gr6" draw:text-style-name="P3" draw:layer="layout" svg:width="0.236cm" svg:height="0.938cm" svg:x="10.873cm" svg:y="15.008cm" svg:viewBox="0 0 237 939" draw:points="0,939 0,234 237,0 237,704">
              <text:p/>
            </draw:polygon>
          </draw:g>
          <draw:g>
            <draw:glue-point draw:id="4" svg:x="-5cm" svg:y="0cm"/>
            <draw:glue-point draw:id="5" svg:x="-3.717cm" svg:y="-2.462cm"/>
            <draw:glue-point draw:id="6" svg:x="0cm" svg:y="-5cm"/>
            <draw:glue-point draw:id="7" svg:x="-3.717cm" svg:y="-5cm"/>
            <draw:glue-point draw:id="8" svg:x="-5cm" svg:y="-5cm"/>
            <draw:glue-point draw:id="9" svg:x="-5cm" svg:y="-3.721cm"/>
            <draw:polygon draw:style-name="gr7" draw:text-style-name="P1" draw:layer="layout" svg:width="0.947cm" svg:height="0.938cm" svg:x="10.87cm" svg:y="15.008cm" svg:viewBox="0 0 948 939" draw:points="0,939 0,234 236,0 948,0 948,704 710,939">
              <text:p/>
            </draw:polygon>
            <draw:polygon draw:style-name="gr8" draw:text-style-name="P2" draw:layer="layout" svg:width="0.947cm" svg:height="0.233cm" svg:x="10.87cm" svg:y="15.008cm" svg:viewBox="0 0 948 234" draw:points="0,234 236,0 948,0 710,234">
              <text:p/>
            </draw:polygon>
            <draw:polygon draw:style-name="gr9" draw:text-style-name="P3" draw:layer="layout" svg:width="0.236cm" svg:height="0.938cm" svg:x="11.58cm" svg:y="15.008cm" svg:viewBox="0 0 237 939" draw:points="0,939 0,234 237,0 237,704">
              <text:p/>
            </draw:polygon>
          </draw:g>
          <draw:g>
            <draw:glue-point draw:id="4" svg:x="-4.972cm" svg:y="0cm"/>
            <draw:glue-point draw:id="5" svg:x="-3.705cm" svg:y="-2.462cm"/>
            <draw:glue-point draw:id="6" svg:x="0.018cm" svg:y="-5cm"/>
            <draw:glue-point draw:id="7" svg:x="-3.705cm" svg:y="-5cm"/>
            <draw:glue-point draw:id="8" svg:x="-4.972cm" svg:y="-5cm"/>
            <draw:glue-point draw:id="9" svg:x="-4.972cm" svg:y="-3.721cm"/>
            <draw:polygon draw:style-name="gr10" draw:text-style-name="P4" draw:layer="layout" svg:width="0.947cm" svg:height="0.938cm" svg:x="11.587cm" svg:y="15cm" svg:viewBox="0 0 948 939" draw:points="0,939 0,234 236,0 948,0 948,704 710,939">
              <text:p/>
            </draw:polygon>
            <draw:polygon draw:style-name="gr11" draw:text-style-name="P4" draw:layer="layout" svg:width="0.947cm" svg:height="0.233cm" svg:x="11.587cm" svg:y="15cm" svg:viewBox="0 0 948 234" draw:points="0,234 236,0 948,0 710,234">
              <text:p/>
            </draw:polygon>
            <draw:polygon draw:style-name="gr12" draw:text-style-name="P4" draw:layer="layout" svg:width="0.236cm" svg:height="0.938cm" svg:x="12.297cm" svg:y="15cm" svg:viewBox="0 0 237 939" draw:points="0,939 0,234 237,0 237,704">
              <text:p/>
            </draw:polygon>
          </draw:g>
          <draw:g>
            <draw:glue-point draw:id="4" svg:x="-5cm" svg:y="0.018cm"/>
            <draw:glue-point draw:id="5" svg:x="-3.717cm" svg:y="-2.439cm"/>
            <draw:glue-point draw:id="6" svg:x="0cm" svg:y="-4.971cm"/>
            <draw:glue-point draw:id="7" svg:x="-3.717cm" svg:y="-4.971cm"/>
            <draw:glue-point draw:id="8" svg:x="-5cm" svg:y="-4.971cm"/>
            <draw:glue-point draw:id="9" svg:x="-5cm" svg:y="-3.696cm"/>
            <draw:polygon draw:style-name="gr13" draw:text-style-name="P1" draw:layer="layout" svg:width="0.947cm" svg:height="0.938cm" svg:x="9.221cm" svg:y="15.242cm" svg:viewBox="0 0 948 939" draw:points="0,939 0,234 236,0 948,0 948,702 710,939">
              <text:p/>
            </draw:polygon>
            <draw:polygon draw:style-name="gr14" draw:text-style-name="P2" draw:layer="layout" svg:width="0.947cm" svg:height="0.233cm" svg:x="9.221cm" svg:y="15.242cm" svg:viewBox="0 0 948 234" draw:points="0,234 236,0 948,0 710,234">
              <text:p/>
            </draw:polygon>
            <draw:polygon draw:style-name="gr15" draw:text-style-name="P3" draw:layer="layout" svg:width="0.236cm" svg:height="0.938cm" svg:x="9.931cm" svg:y="15.242cm" svg:viewBox="0 0 237 939" draw:points="0,939 0,234 237,0 237,702">
              <text:p/>
            </draw:polygon>
          </draw:g>
          <draw:g>
            <draw:glue-point draw:id="4" svg:x="-4.972cm" svg:y="0.018cm"/>
            <draw:glue-point draw:id="5" svg:x="-3.687cm" svg:y="-2.439cm"/>
            <draw:glue-point draw:id="6" svg:x="0.018cm" svg:y="-4.971cm"/>
            <draw:glue-point draw:id="7" svg:x="-3.687cm" svg:y="-4.971cm"/>
            <draw:glue-point draw:id="8" svg:x="-4.972cm" svg:y="-4.971cm"/>
            <draw:glue-point draw:id="9" svg:x="-4.972cm" svg:y="-3.696cm"/>
            <draw:polygon draw:style-name="gr16" draw:text-style-name="P1" draw:layer="layout" svg:width="0.946cm" svg:height="0.938cm" svg:x="9.931cm" svg:y="15.242cm" svg:viewBox="0 0 947 939" draw:points="0,939 0,234 236,0 947,0 947,702 709,939">
              <text:p/>
            </draw:polygon>
            <draw:polygon draw:style-name="gr17" draw:text-style-name="P2" draw:layer="layout" svg:width="0.946cm" svg:height="0.233cm" svg:x="9.931cm" svg:y="15.242cm" svg:viewBox="0 0 947 234" draw:points="0,234 236,0 947,0 709,234">
              <text:p/>
            </draw:polygon>
            <draw:polygon draw:style-name="gr18" draw:text-style-name="P3" draw:layer="layout" svg:width="0.236cm" svg:height="0.938cm" svg:x="10.64cm" svg:y="15.242cm" svg:viewBox="0 0 237 939" draw:points="0,939 0,234 237,0 237,702">
              <text:p/>
            </draw:polygon>
          </draw:g>
          <draw:g>
            <draw:glue-point draw:id="4" svg:x="-4.972cm" svg:y="0.018cm"/>
            <draw:glue-point draw:id="5" svg:x="-3.687cm" svg:y="-2.439cm"/>
            <draw:glue-point draw:id="6" svg:x="0.018cm" svg:y="-4.971cm"/>
            <draw:glue-point draw:id="7" svg:x="-3.687cm" svg:y="-4.971cm"/>
            <draw:glue-point draw:id="8" svg:x="-4.972cm" svg:y="-4.971cm"/>
            <draw:glue-point draw:id="9" svg:x="-4.972cm" svg:y="-3.696cm"/>
            <draw:polygon draw:style-name="gr19" draw:text-style-name="P1" draw:layer="layout" svg:width="0.947cm" svg:height="0.938cm" svg:x="10.638cm" svg:y="15.242cm" svg:viewBox="0 0 948 939" draw:points="0,939 0,234 237,0 948,0 948,702 709,939">
              <text:p/>
            </draw:polygon>
            <draw:polygon draw:style-name="gr20" draw:text-style-name="P2" draw:layer="layout" svg:width="0.947cm" svg:height="0.233cm" svg:x="10.638cm" svg:y="15.242cm" svg:viewBox="0 0 948 234" draw:points="0,234 237,0 948,0 709,234">
              <text:p/>
            </draw:polygon>
            <draw:polygon draw:style-name="gr21" draw:text-style-name="P3" draw:layer="layout" svg:width="0.236cm" svg:height="0.938cm" svg:x="11.347cm" svg:y="15.242cm" svg:viewBox="0 0 237 939" draw:points="0,939 0,234 237,0 237,702">
              <text:p/>
            </draw:polygon>
          </draw:g>
          <draw:g>
            <draw:glue-point draw:id="4" svg:x="-5cm" svg:y="0cm"/>
            <draw:glue-point draw:id="5" svg:x="-3.698cm" svg:y="-2.462cm"/>
            <draw:glue-point draw:id="6" svg:x="0cm" svg:y="-5cm"/>
            <draw:glue-point draw:id="7" svg:x="-3.698cm" svg:y="-5cm"/>
            <draw:glue-point draw:id="8" svg:x="-5cm" svg:y="-5cm"/>
            <draw:glue-point draw:id="9" svg:x="-5cm" svg:y="-3.703cm"/>
            <draw:polygon draw:style-name="gr22" draw:text-style-name="P4" draw:layer="layout" svg:width="0.947cm" svg:height="0.938cm" svg:x="11.355cm" svg:y="15.234cm" svg:viewBox="0 0 948 939" draw:points="0,939 0,234 237,0 948,0 948,702 709,939">
              <text:p/>
            </draw:polygon>
            <draw:polygon draw:style-name="gr23" draw:text-style-name="P4" draw:layer="layout" svg:width="0.947cm" svg:height="0.233cm" svg:x="11.355cm" svg:y="15.234cm" svg:viewBox="0 0 948 234" draw:points="0,234 237,0 948,0 709,234">
              <text:p/>
            </draw:polygon>
            <draw:polygon draw:style-name="gr24" draw:text-style-name="P4" draw:layer="layout" svg:width="0.236cm" svg:height="0.938cm" svg:x="12.064cm" svg:y="15.234cm" svg:viewBox="0 0 237 939" draw:points="0,939 0,234 237,0 237,702">
              <text:p/>
            </draw:polygon>
          </draw:g>
          <draw:g>
            <draw:glue-point draw:id="4" svg:x="-4.972cm" svg:y="0cm"/>
            <draw:glue-point draw:id="5" svg:x="-3.705cm" svg:y="-2.462cm"/>
            <draw:glue-point draw:id="6" svg:x="0.018cm" svg:y="-5cm"/>
            <draw:glue-point draw:id="7" svg:x="-3.705cm" svg:y="-5cm"/>
            <draw:glue-point draw:id="8" svg:x="-4.972cm" svg:y="-5cm"/>
            <draw:glue-point draw:id="9" svg:x="-4.972cm" svg:y="-3.703cm"/>
            <draw:polygon draw:style-name="gr25" draw:text-style-name="P1" draw:layer="layout" svg:width="0.947cm" svg:height="0.938cm" svg:x="8.991cm" svg:y="15.478cm" svg:viewBox="0 0 948 939" draw:points="0,939 0,234 237,0 948,0 948,702 710,939">
              <text:p/>
            </draw:polygon>
            <draw:polygon draw:style-name="gr26" draw:text-style-name="P4" draw:layer="layout" svg:width="0.947cm" svg:height="0.233cm" svg:x="8.991cm" svg:y="15.478cm" svg:viewBox="0 0 948 234" draw:points="0,234 237,0 948,0 710,234">
              <text:p/>
            </draw:polygon>
            <draw:polygon draw:style-name="gr27" draw:text-style-name="P3" draw:layer="layout" svg:width="0.236cm" svg:height="0.938cm" svg:x="9.702cm" svg:y="15.478cm" svg:viewBox="0 0 237 939" draw:points="0,939 0,234 237,0 237,702">
              <text:p/>
            </draw:polygon>
          </draw:g>
          <draw:g>
            <draw:glue-point draw:id="4" svg:x="-4.972cm" svg:y="0cm"/>
            <draw:glue-point draw:id="5" svg:x="-3.687cm" svg:y="-2.462cm"/>
            <draw:glue-point draw:id="6" svg:x="0.018cm" svg:y="-5cm"/>
            <draw:glue-point draw:id="7" svg:x="-3.687cm" svg:y="-5cm"/>
            <draw:glue-point draw:id="8" svg:x="-4.972cm" svg:y="-5cm"/>
            <draw:glue-point draw:id="9" svg:x="-4.972cm" svg:y="-3.721cm"/>
            <draw:polygon draw:style-name="gr28" draw:text-style-name="P1" draw:layer="layout" svg:width="0.946cm" svg:height="0.938cm" svg:x="9.702cm" svg:y="15.478cm" svg:viewBox="0 0 947 939" draw:points="0,939 0,234 237,0 947,0 947,704 709,939">
              <text:p/>
            </draw:polygon>
            <draw:polygon draw:style-name="gr29" draw:text-style-name="P2" draw:layer="layout" svg:width="0.946cm" svg:height="0.233cm" svg:x="9.702cm" svg:y="15.478cm" svg:viewBox="0 0 947 234" draw:points="0,234 237,0 947,0 709,234">
              <text:p/>
            </draw:polygon>
            <draw:polygon draw:style-name="gr30" draw:text-style-name="P3" draw:layer="layout" svg:width="0.236cm" svg:height="0.938cm" svg:x="10.41cm" svg:y="15.478cm" svg:viewBox="0 0 237 939" draw:points="0,939 0,234 237,0 237,704">
              <text:p/>
            </draw:polygon>
          </draw:g>
          <draw:g>
            <draw:glue-point draw:id="4" svg:x="-4.972cm" svg:y="0cm"/>
            <draw:glue-point draw:id="5" svg:x="-3.687cm" svg:y="-2.462cm"/>
            <draw:glue-point draw:id="6" svg:x="0.018cm" svg:y="-5cm"/>
            <draw:glue-point draw:id="7" svg:x="-3.687cm" svg:y="-5cm"/>
            <draw:glue-point draw:id="8" svg:x="-4.972cm" svg:y="-5cm"/>
            <draw:glue-point draw:id="9" svg:x="-4.972cm" svg:y="-3.703cm"/>
            <draw:polygon draw:style-name="gr31" draw:text-style-name="P1" draw:layer="layout" svg:width="0.946cm" svg:height="0.938cm" svg:x="10.409cm" svg:y="15.478cm" svg:viewBox="0 0 947 939" draw:points="0,939 0,234 236,0 947,0 947,702 709,939">
              <text:p/>
            </draw:polygon>
            <draw:polygon draw:style-name="gr32" draw:text-style-name="P2" draw:layer="layout" svg:width="0.946cm" svg:height="0.233cm" svg:x="10.409cm" svg:y="15.478cm" svg:viewBox="0 0 947 234" draw:points="0,234 236,0 947,0 709,234">
              <text:p/>
            </draw:polygon>
            <draw:polygon draw:style-name="gr33" draw:text-style-name="P3" draw:layer="layout" svg:width="0.236cm" svg:height="0.938cm" svg:x="11.118cm" svg:y="15.478cm" svg:viewBox="0 0 237 939" draw:points="0,939 0,234 237,0 237,702">
              <text:p/>
            </draw:polygon>
          </draw:g>
          <draw:g>
            <draw:glue-point draw:id="4" svg:x="-4.972cm" svg:y="0cm"/>
            <draw:glue-point draw:id="5" svg:x="-3.692cm" svg:y="-2.462cm"/>
            <draw:glue-point draw:id="6" svg:x="0.018cm" svg:y="-5cm"/>
            <draw:glue-point draw:id="7" svg:x="-3.692cm" svg:y="-5cm"/>
            <draw:glue-point draw:id="8" svg:x="-4.972cm" svg:y="-5cm"/>
            <draw:glue-point draw:id="9" svg:x="-4.972cm" svg:y="-3.703cm"/>
            <draw:polygon draw:style-name="gr34" draw:text-style-name="P4" draw:layer="layout" svg:width="0.949cm" svg:height="0.938cm" svg:x="11.124cm" svg:y="15.469cm" svg:viewBox="0 0 950 939" draw:points="0,939 0,234 236,0 950,0 950,702 712,939">
              <text:p/>
            </draw:polygon>
            <draw:polygon draw:style-name="gr35" draw:text-style-name="P4" draw:layer="layout" svg:width="0.949cm" svg:height="0.233cm" svg:x="11.124cm" svg:y="15.469cm" svg:viewBox="0 0 950 234" draw:points="0,234 236,0 950,0 712,234">
              <text:p/>
            </draw:polygon>
            <draw:polygon draw:style-name="gr36" draw:text-style-name="P4" draw:layer="layout" svg:width="0.236cm" svg:height="0.938cm" svg:x="11.836cm" svg:y="15.469cm" svg:viewBox="0 0 237 939" draw:points="0,939 0,234 237,0 237,702">
              <text:p/>
            </draw:polygon>
          </draw:g>
          <draw:g>
            <draw:glue-point draw:id="4" svg:x="-4.972cm" svg:y="0.018cm"/>
            <draw:glue-point draw:id="5" svg:x="-3.687cm" svg:y="-2.439cm"/>
            <draw:glue-point draw:id="6" svg:x="0.018cm" svg:y="-4.971cm"/>
            <draw:glue-point draw:id="7" svg:x="-3.687cm" svg:y="-4.971cm"/>
            <draw:glue-point draw:id="8" svg:x="-4.972cm" svg:y="-4.971cm"/>
            <draw:glue-point draw:id="9" svg:x="-4.972cm" svg:y="-3.696cm"/>
            <draw:polygon draw:style-name="gr37" draw:text-style-name="P4" draw:layer="layout" svg:width="0.946cm" svg:height="0.938cm" svg:x="8.767cm" svg:y="15.699cm" svg:viewBox="0 0 947 939" draw:points="0,939 0,234 236,0 947,0 947,702 709,939">
              <text:p/>
            </draw:polygon>
            <draw:polygon draw:style-name="gr38" draw:text-style-name="P4" draw:layer="layout" svg:width="0.946cm" svg:height="0.233cm" svg:x="8.767cm" svg:y="15.699cm" svg:viewBox="0 0 947 234" draw:points="0,234 236,0 947,0 709,234">
              <text:p/>
            </draw:polygon>
            <draw:polygon draw:style-name="gr39" draw:text-style-name="P4" draw:layer="layout" svg:width="0.236cm" svg:height="0.938cm" svg:x="9.476cm" svg:y="15.699cm" svg:viewBox="0 0 237 939" draw:points="0,939 0,234 237,0 237,702">
              <text:p/>
            </draw:polygon>
          </draw:g>
          <draw:g>
            <draw:glue-point draw:id="4" svg:x="-4.972cm" svg:y="0cm"/>
            <draw:glue-point draw:id="5" svg:x="-3.705cm" svg:y="-2.462cm"/>
            <draw:glue-point draw:id="6" svg:x="0.018cm" svg:y="-5cm"/>
            <draw:glue-point draw:id="7" svg:x="-3.705cm" svg:y="-5cm"/>
            <draw:glue-point draw:id="8" svg:x="-4.972cm" svg:y="-5cm"/>
            <draw:glue-point draw:id="9" svg:x="-4.972cm" svg:y="-3.703cm"/>
            <draw:polygon draw:style-name="gr40" draw:text-style-name="P4" draw:layer="layout" svg:width="0.947cm" svg:height="0.938cm" svg:x="9.476cm" svg:y="15.7cm" svg:viewBox="0 0 948 939" draw:points="0,939 0,234 237,0 948,0 948,702 712,939">
              <text:p/>
            </draw:polygon>
            <draw:polygon draw:style-name="gr41" draw:text-style-name="P4" draw:layer="layout" svg:width="0.947cm" svg:height="0.233cm" svg:x="9.476cm" svg:y="15.7cm" svg:viewBox="0 0 948 234" draw:points="0,234 237,0 948,0 712,234">
              <text:p/>
            </draw:polygon>
            <draw:polygon draw:style-name="gr42" draw:text-style-name="P4" draw:layer="layout" svg:width="0.235cm" svg:height="0.938cm" svg:x="10.188cm" svg:y="15.7cm" svg:viewBox="0 0 236 939" draw:points="0,939 0,234 236,0 236,702">
              <text:p/>
            </draw:polygon>
          </draw:g>
          <draw:g>
            <draw:glue-point draw:id="4" svg:x="-5cm" svg:y="0cm"/>
            <draw:glue-point draw:id="5" svg:x="-3.698cm" svg:y="-2.462cm"/>
            <draw:glue-point draw:id="6" svg:x="0cm" svg:y="-5cm"/>
            <draw:glue-point draw:id="7" svg:x="-3.698cm" svg:y="-5cm"/>
            <draw:glue-point draw:id="8" svg:x="-5cm" svg:y="-5cm"/>
            <draw:glue-point draw:id="9" svg:x="-5cm" svg:y="-3.703cm"/>
            <draw:polygon draw:style-name="gr43" draw:text-style-name="P4" draw:layer="layout" svg:width="0.947cm" svg:height="0.938cm" svg:x="10.184cm" svg:y="15.7cm" svg:viewBox="0 0 948 939" draw:points="0,939 0,234 237,0 948,0 948,702 709,939">
              <text:p/>
            </draw:polygon>
            <draw:polygon draw:style-name="gr44" draw:text-style-name="P4" draw:layer="layout" svg:width="0.947cm" svg:height="0.233cm" svg:x="10.184cm" svg:y="15.7cm" svg:viewBox="0 0 948 234" draw:points="0,234 237,0 948,0 709,234">
              <text:p/>
            </draw:polygon>
            <draw:polygon draw:style-name="gr45" draw:text-style-name="P4" draw:layer="layout" svg:width="0.236cm" svg:height="0.938cm" svg:x="10.893cm" svg:y="15.7cm" svg:viewBox="0 0 237 939" draw:points="0,939 0,234 237,0 237,702">
              <text:p/>
            </draw:polygon>
          </draw:g>
          <draw:g>
            <draw:glue-point draw:id="4" svg:x="-5cm" svg:y="0cm"/>
            <draw:glue-point draw:id="5" svg:x="-3.698cm" svg:y="-2.462cm"/>
            <draw:glue-point draw:id="6" svg:x="0cm" svg:y="-5cm"/>
            <draw:glue-point draw:id="7" svg:x="-3.698cm" svg:y="-5cm"/>
            <draw:glue-point draw:id="8" svg:x="-5cm" svg:y="-5cm"/>
            <draw:glue-point draw:id="9" svg:x="-5cm" svg:y="-3.703cm"/>
            <draw:polygon draw:style-name="gr46" draw:text-style-name="P4" draw:layer="layout" svg:width="0.947cm" svg:height="0.938cm" svg:x="10.893cm" svg:y="15.7cm" svg:viewBox="0 0 948 939" draw:points="0,939 0,234 237,0 948,0 948,702 709,939">
              <text:p/>
            </draw:polygon>
            <draw:polygon draw:style-name="gr47" draw:text-style-name="P4" draw:layer="layout" svg:width="0.947cm" svg:height="0.233cm" svg:x="10.893cm" svg:y="15.7cm" svg:viewBox="0 0 948 234" draw:points="0,234 237,0 948,0 709,234">
              <text:p/>
            </draw:polygon>
            <draw:polygon draw:style-name="gr48" draw:text-style-name="P4" draw:layer="layout" svg:width="0.236cm" svg:height="0.938cm" svg:x="11.602cm" svg:y="15.7cm" svg:viewBox="0 0 237 939" draw:points="0,939 0,234 237,0 237,702">
              <text:p/>
            </draw:polygon>
          </draw:g>
          <draw:g>
            <draw:g>
              <draw:glue-point draw:id="4" svg:x="-4.972cm" svg:y="0cm"/>
              <draw:glue-point draw:id="5" svg:x="-3.687cm" svg:y="-2.462cm"/>
              <draw:glue-point draw:id="6" svg:x="0.018cm" svg:y="-5cm"/>
              <draw:glue-point draw:id="7" svg:x="-3.687cm" svg:y="-5cm"/>
              <draw:glue-point draw:id="8" svg:x="-4.972cm" svg:y="-5cm"/>
              <draw:glue-point draw:id="9" svg:x="-4.972cm" svg:y="-3.721cm"/>
              <draw:polygon draw:style-name="gr49" draw:text-style-name="P5" draw:layer="layout" svg:width="0.946cm" svg:height="0.938cm" svg:x="9.695cm" svg:y="14.409cm" svg:viewBox="0 0 947 939" draw:points="0,939 0,234 237,0 947,0 947,704 709,939">
                <text:p/>
              </draw:polygon>
              <draw:polygon draw:style-name="gr50" draw:text-style-name="P5" draw:layer="layout" svg:width="0.946cm" svg:height="0.233cm" svg:x="9.695cm" svg:y="14.409cm" svg:viewBox="0 0 947 234" draw:points="0,234 237,0 947,0 709,234">
                <text:p/>
              </draw:polygon>
              <draw:polygon draw:style-name="gr51" draw:text-style-name="P5" draw:layer="layout" svg:width="0.236cm" svg:height="0.938cm" svg:x="10.403cm" svg:y="14.409cm" svg:viewBox="0 0 237 939" draw:points="0,939 0,234 237,0 237,704">
                <text:p/>
              </draw:polygon>
            </draw:g>
            <draw:g>
              <draw:glue-point draw:id="4" svg:x="-4.972cm" svg:y="0cm"/>
              <draw:glue-point draw:id="5" svg:x="-3.705cm" svg:y="-2.462cm"/>
              <draw:glue-point draw:id="6" svg:x="0.018cm" svg:y="-5cm"/>
              <draw:glue-point draw:id="7" svg:x="-3.705cm" svg:y="-5cm"/>
              <draw:glue-point draw:id="8" svg:x="-4.972cm" svg:y="-5cm"/>
              <draw:glue-point draw:id="9" svg:x="-4.972cm" svg:y="-3.703cm"/>
              <draw:polygon draw:style-name="gr52" draw:text-style-name="P5" draw:layer="layout" svg:width="0.947cm" svg:height="0.938cm" svg:x="10.402cm" svg:y="14.409cm" svg:viewBox="0 0 948 939" draw:points="0,939 0,234 236,0 948,0 948,702 710,939">
                <text:p/>
              </draw:polygon>
              <draw:polygon draw:style-name="gr53" draw:text-style-name="P5" draw:layer="layout" svg:width="0.947cm" svg:height="0.233cm" svg:x="10.402cm" svg:y="14.409cm" svg:viewBox="0 0 948 234" draw:points="0,234 236,0 948,0 710,234">
                <text:p/>
              </draw:polygon>
              <draw:polygon draw:style-name="gr54" draw:text-style-name="P5" draw:layer="layout" svg:width="0.236cm" svg:height="0.938cm" svg:x="11.112cm" svg:y="14.409cm" svg:viewBox="0 0 237 939" draw:points="0,939 0,234 237,0 237,702">
                <text:p/>
              </draw:polygon>
            </draw:g>
            <draw:g>
              <draw:glue-point draw:id="4" svg:x="-4.972cm" svg:y="0cm"/>
              <draw:glue-point draw:id="5" svg:x="-3.705cm" svg:y="-2.462cm"/>
              <draw:glue-point draw:id="6" svg:x="0.018cm" svg:y="-5cm"/>
              <draw:glue-point draw:id="7" svg:x="-3.705cm" svg:y="-5cm"/>
              <draw:glue-point draw:id="8" svg:x="-4.972cm" svg:y="-5cm"/>
              <draw:glue-point draw:id="9" svg:x="-4.972cm" svg:y="-3.703cm"/>
              <draw:polygon draw:style-name="gr55" draw:text-style-name="P5" draw:layer="layout" svg:width="0.947cm" svg:height="0.938cm" svg:x="11.109cm" svg:y="14.409cm" svg:viewBox="0 0 948 939" draw:points="0,939 0,234 236,0 948,0 948,702 710,939">
                <text:p/>
              </draw:polygon>
              <draw:polygon draw:style-name="gr56" draw:text-style-name="P5" draw:layer="layout" svg:width="0.947cm" svg:height="0.233cm" svg:x="11.109cm" svg:y="14.409cm" svg:viewBox="0 0 948 234" draw:points="0,234 236,0 948,0 710,234">
                <text:p/>
              </draw:polygon>
              <draw:polygon draw:style-name="gr57" draw:text-style-name="P5" draw:layer="layout" svg:width="0.236cm" svg:height="0.938cm" svg:x="11.82cm" svg:y="14.409cm" svg:viewBox="0 0 237 939" draw:points="0,939 0,234 237,0 237,702">
                <text:p/>
              </draw:polygon>
            </draw:g>
            <draw:g>
              <draw:glue-point draw:id="4" svg:x="-5cm" svg:y="0.018cm"/>
              <draw:glue-point draw:id="5" svg:x="-3.717cm" svg:y="-2.439cm"/>
              <draw:glue-point draw:id="6" svg:x="0cm" svg:y="-4.971cm"/>
              <draw:glue-point draw:id="7" svg:x="-3.717cm" svg:y="-4.971cm"/>
              <draw:glue-point draw:id="8" svg:x="-5cm" svg:y="-4.971cm"/>
              <draw:glue-point draw:id="9" svg:x="-5cm" svg:y="-3.696cm"/>
              <draw:polygon draw:style-name="gr58" draw:text-style-name="P5" draw:layer="layout" svg:width="0.947cm" svg:height="0.94cm" svg:x="9.464cm" svg:y="14.643cm" svg:viewBox="0 0 948 941" draw:points="0,941 0,234 236,0 948,0 948,706 710,941">
                <text:p/>
              </draw:polygon>
              <draw:polygon draw:style-name="gr59" draw:text-style-name="P5" draw:layer="layout" svg:width="0.947cm" svg:height="0.233cm" svg:x="9.464cm" svg:y="14.643cm" svg:viewBox="0 0 948 234" draw:points="0,234 236,0 948,0 710,234">
                <text:p/>
              </draw:polygon>
              <draw:polygon draw:style-name="gr60" draw:text-style-name="P5" draw:layer="layout" svg:width="0.236cm" svg:height="0.94cm" svg:x="10.175cm" svg:y="14.643cm" svg:viewBox="0 0 237 941" draw:points="0,941 0,234 237,0 237,706">
                <text:p/>
              </draw:polygon>
            </draw:g>
            <draw:g>
              <draw:glue-point draw:id="4" svg:x="-4.972cm" svg:y="0.018cm"/>
              <draw:glue-point draw:id="5" svg:x="-3.687cm" svg:y="-2.439cm"/>
              <draw:glue-point draw:id="6" svg:x="0.018cm" svg:y="-4.971cm"/>
              <draw:glue-point draw:id="7" svg:x="-3.687cm" svg:y="-4.971cm"/>
              <draw:glue-point draw:id="8" svg:x="-4.972cm" svg:y="-4.971cm"/>
              <draw:glue-point draw:id="9" svg:x="-4.972cm" svg:y="-3.696cm"/>
              <draw:polygon draw:style-name="gr61" draw:text-style-name="P5" draw:layer="layout" svg:width="0.946cm" svg:height="0.94cm" svg:x="10.175cm" svg:y="14.643cm" svg:viewBox="0 0 947 941" draw:points="0,941 0,234 236,0 947,0 947,706 709,941">
                <text:p/>
              </draw:polygon>
              <draw:polygon draw:style-name="gr62" draw:text-style-name="P5" draw:layer="layout" svg:width="0.946cm" svg:height="0.233cm" svg:x="10.175cm" svg:y="14.643cm" svg:viewBox="0 0 947 234" draw:points="0,234 236,0 947,0 709,234">
                <text:p/>
              </draw:polygon>
              <draw:polygon draw:style-name="gr63" draw:text-style-name="P5" draw:layer="layout" svg:width="0.236cm" svg:height="0.94cm" svg:x="10.883cm" svg:y="14.643cm" svg:viewBox="0 0 237 941" draw:points="0,941 0,234 237,0 237,706">
                <text:p/>
              </draw:polygon>
            </draw:g>
            <draw:g>
              <draw:glue-point draw:id="4" svg:x="-4.972cm" svg:y="0.018cm"/>
              <draw:glue-point draw:id="5" svg:x="-3.687cm" svg:y="-2.439cm"/>
              <draw:glue-point draw:id="6" svg:x="0.018cm" svg:y="-4.971cm"/>
              <draw:glue-point draw:id="7" svg:x="-3.687cm" svg:y="-4.971cm"/>
              <draw:glue-point draw:id="8" svg:x="-4.972cm" svg:y="-4.971cm"/>
              <draw:glue-point draw:id="9" svg:x="-4.972cm" svg:y="-3.714cm"/>
              <draw:polygon draw:style-name="gr64" draw:text-style-name="P5" draw:layer="layout" svg:width="0.944cm" svg:height="0.94cm" svg:x="10.881cm" svg:y="14.643cm" svg:viewBox="0 0 945 941" draw:points="0,941 0,234 236,0 945,0 945,707 709,941">
                <text:p/>
              </draw:polygon>
              <draw:polygon draw:style-name="gr65" draw:text-style-name="P5" draw:layer="layout" svg:width="0.944cm" svg:height="0.233cm" svg:x="10.881cm" svg:y="14.643cm" svg:viewBox="0 0 945 234" draw:points="0,234 236,0 945,0 709,234">
                <text:p/>
              </draw:polygon>
              <draw:polygon draw:style-name="gr66" draw:text-style-name="P5" draw:layer="layout" svg:width="0.236cm" svg:height="0.94cm" svg:x="11.59cm" svg:y="14.643cm" svg:viewBox="0 0 237 941" draw:points="0,941 0,234 237,0 237,707">
                <text:p/>
              </draw:polygon>
            </draw:g>
            <draw:g>
              <draw:glue-point draw:id="4" svg:x="-5cm" svg:y="0cm"/>
              <draw:glue-point draw:id="5" svg:x="-3.717cm" svg:y="-2.462cm"/>
              <draw:glue-point draw:id="6" svg:x="0cm" svg:y="-5cm"/>
              <draw:glue-point draw:id="7" svg:x="-3.717cm" svg:y="-5cm"/>
              <draw:glue-point draw:id="8" svg:x="-5cm" svg:y="-5cm"/>
              <draw:glue-point draw:id="9" svg:x="-5cm" svg:y="-3.721cm"/>
              <draw:polygon draw:style-name="gr67" draw:text-style-name="P5" draw:layer="layout" svg:width="0.947cm" svg:height="0.938cm" svg:x="9.231cm" svg:y="14.874cm" svg:viewBox="0 0 948 939" draw:points="0,939 0,234 236,0 948,0 948,704 710,939">
                <text:p/>
              </draw:polygon>
              <draw:polygon draw:style-name="gr68" draw:text-style-name="P5" draw:layer="layout" svg:width="0.947cm" svg:height="0.233cm" svg:x="9.231cm" svg:y="14.874cm" svg:viewBox="0 0 948 234" draw:points="0,234 236,0 948,0 710,234">
                <text:p/>
              </draw:polygon>
              <draw:polygon draw:style-name="gr69" draw:text-style-name="P5" draw:layer="layout" svg:width="0.236cm" svg:height="0.938cm" svg:x="9.941cm" svg:y="14.874cm" svg:viewBox="0 0 237 939" draw:points="0,939 0,234 237,0 237,704">
                <text:p/>
              </draw:polygon>
            </draw:g>
            <draw:g>
              <draw:glue-point draw:id="4" svg:x="-4.972cm" svg:y="0cm"/>
              <draw:glue-point draw:id="5" svg:x="-3.687cm" svg:y="-2.462cm"/>
              <draw:glue-point draw:id="6" svg:x="0.018cm" svg:y="-5cm"/>
              <draw:glue-point draw:id="7" svg:x="-3.687cm" svg:y="-5cm"/>
              <draw:glue-point draw:id="8" svg:x="-4.972cm" svg:y="-5cm"/>
              <draw:glue-point draw:id="9" svg:x="-4.972cm" svg:y="-3.721cm"/>
              <draw:polygon draw:style-name="gr70" draw:text-style-name="P5" draw:layer="layout" svg:width="0.947cm" svg:height="0.938cm" svg:x="9.941cm" svg:y="14.874cm" svg:viewBox="0 0 948 939" draw:points="0,939 0,234 236,0 948,0 948,704 709,939">
                <text:p/>
              </draw:polygon>
              <draw:polygon draw:style-name="gr71" draw:text-style-name="P5" draw:layer="layout" svg:width="0.947cm" svg:height="0.233cm" svg:x="9.941cm" svg:y="14.874cm" svg:viewBox="0 0 948 234" draw:points="0,234 236,0 948,0 709,234">
                <text:p/>
              </draw:polygon>
              <draw:polygon draw:style-name="gr72" draw:text-style-name="P5" draw:layer="layout" svg:width="0.236cm" svg:height="0.938cm" svg:x="10.65cm" svg:y="14.874cm" svg:viewBox="0 0 237 939" draw:points="0,939 0,234 237,0 237,704">
                <text:p/>
              </draw:polygon>
            </draw:g>
            <draw:g>
              <draw:glue-point draw:id="4" svg:x="-4.972cm" svg:y="0cm"/>
              <draw:glue-point draw:id="5" svg:x="-3.705cm" svg:y="-2.462cm"/>
              <draw:glue-point draw:id="6" svg:x="0.018cm" svg:y="-5cm"/>
              <draw:glue-point draw:id="7" svg:x="-3.705cm" svg:y="-5cm"/>
              <draw:glue-point draw:id="8" svg:x="-4.972cm" svg:y="-5cm"/>
              <draw:glue-point draw:id="9" svg:x="-4.972cm" svg:y="-3.721cm"/>
              <draw:polygon draw:style-name="gr73" draw:text-style-name="P5" draw:layer="layout" svg:width="0.947cm" svg:height="0.938cm" svg:x="10.647cm" svg:y="14.874cm" svg:viewBox="0 0 948 939" draw:points="0,939 0,234 236,0 948,0 948,704 710,939">
                <text:p/>
              </draw:polygon>
              <draw:polygon draw:style-name="gr74" draw:text-style-name="P5" draw:layer="layout" svg:width="0.947cm" svg:height="0.233cm" svg:x="10.647cm" svg:y="14.874cm" svg:viewBox="0 0 948 234" draw:points="0,234 236,0 948,0 710,234">
                <text:p/>
              </draw:polygon>
              <draw:polygon draw:style-name="gr75" draw:text-style-name="P5" draw:layer="layout" svg:width="0.236cm" svg:height="0.938cm" svg:x="11.357cm" svg:y="14.874cm" svg:viewBox="0 0 237 939" draw:points="0,939 0,234 237,0 237,704">
                <text:p/>
              </draw:polygon>
            </draw:g>
          </draw:g>
          <draw:g>
            <draw:g>
              <draw:glue-point draw:id="4" svg:x="-4.972cm" svg:y="0cm"/>
              <draw:glue-point draw:id="5" svg:x="-3.687cm" svg:y="-2.462cm"/>
              <draw:glue-point draw:id="6" svg:x="0.018cm" svg:y="-5cm"/>
              <draw:glue-point draw:id="7" svg:x="-3.687cm" svg:y="-5cm"/>
              <draw:glue-point draw:id="8" svg:x="-4.972cm" svg:y="-5cm"/>
              <draw:glue-point draw:id="9" svg:x="-4.972cm" svg:y="-3.703cm"/>
              <draw:polygon draw:style-name="gr76" draw:text-style-name="P6" draw:layer="layout" svg:width="0.946cm" svg:height="0.938cm" svg:x="9.898cm" svg:y="13.804cm" svg:viewBox="0 0 947 939" draw:points="0,939 0,234 236,0 947,0 947,702 709,939">
                <text:p/>
              </draw:polygon>
              <draw:polygon draw:style-name="gr77" draw:text-style-name="P6" draw:layer="layout" svg:width="0.946cm" svg:height="0.233cm" svg:x="9.898cm" svg:y="13.804cm" svg:viewBox="0 0 947 234" draw:points="0,234 236,0 947,0 709,234">
                <text:p/>
              </draw:polygon>
              <draw:polygon draw:style-name="gr78" draw:text-style-name="P6" draw:layer="layout" svg:width="0.236cm" svg:height="0.938cm" svg:x="10.607cm" svg:y="13.804cm" svg:viewBox="0 0 237 939" draw:points="0,939 0,234 237,0 237,702">
                <text:p/>
              </draw:polygon>
            </draw:g>
            <draw:g>
              <draw:glue-point draw:id="4" svg:x="-5cm" svg:y="0cm"/>
              <draw:glue-point draw:id="5" svg:x="-3.712cm" svg:y="-2.462cm"/>
              <draw:glue-point draw:id="6" svg:x="0cm" svg:y="-5cm"/>
              <draw:glue-point draw:id="7" svg:x="-3.712cm" svg:y="-5cm"/>
              <draw:glue-point draw:id="8" svg:x="-5cm" svg:y="-5cm"/>
              <draw:glue-point draw:id="9" svg:x="-5cm" svg:y="-3.721cm"/>
              <draw:polygon draw:style-name="gr79" draw:text-style-name="P6" draw:layer="layout" svg:width="0.944cm" svg:height="0.938cm" svg:x="10.605cm" svg:y="13.804cm" svg:viewBox="0 0 945 939" draw:points="0,939 0,234 236,0 945,0 945,704 709,939">
                <text:p/>
              </draw:polygon>
              <draw:polygon draw:style-name="gr80" draw:text-style-name="P6" draw:layer="layout" svg:width="0.944cm" svg:height="0.233cm" svg:x="10.605cm" svg:y="13.804cm" svg:viewBox="0 0 945 234" draw:points="0,234 236,0 945,0 709,234">
                <text:p/>
              </draw:polygon>
              <draw:polygon draw:style-name="gr81" draw:text-style-name="P6" draw:layer="layout" svg:width="0.235cm" svg:height="0.938cm" svg:x="11.313cm" svg:y="13.804cm" svg:viewBox="0 0 236 939" draw:points="0,939 0,234 236,0 236,704">
                <text:p/>
              </draw:polygon>
            </draw:g>
            <draw:g>
              <draw:glue-point draw:id="4" svg:x="-5cm" svg:y="0cm"/>
              <draw:glue-point draw:id="5" svg:x="-3.717cm" svg:y="-2.462cm"/>
              <draw:glue-point draw:id="6" svg:x="0cm" svg:y="-5cm"/>
              <draw:glue-point draw:id="7" svg:x="-3.717cm" svg:y="-5cm"/>
              <draw:glue-point draw:id="8" svg:x="-5cm" svg:y="-5cm"/>
              <draw:glue-point draw:id="9" svg:x="-5cm" svg:y="-3.721cm"/>
              <draw:polygon draw:style-name="gr82" draw:text-style-name="P6" draw:layer="layout" svg:width="0.947cm" svg:height="0.938cm" svg:x="9.662cm" svg:y="14.033cm" svg:viewBox="0 0 948 939" draw:points="0,939 0,234 236,0 948,0 948,704 710,939">
                <text:p/>
              </draw:polygon>
              <draw:polygon draw:style-name="gr83" draw:text-style-name="P6" draw:layer="layout" svg:width="0.947cm" svg:height="0.233cm" svg:x="9.662cm" svg:y="14.033cm" svg:viewBox="0 0 948 234" draw:points="0,234 236,0 948,0 710,234">
                <text:p/>
              </draw:polygon>
              <draw:polygon draw:style-name="gr84" draw:text-style-name="P6" draw:layer="layout" svg:width="0.236cm" svg:height="0.938cm" svg:x="10.372cm" svg:y="14.033cm" svg:viewBox="0 0 237 939" draw:points="0,939 0,234 237,0 237,704">
                <text:p/>
              </draw:polygon>
            </draw:g>
            <draw:g>
              <draw:glue-point draw:id="4" svg:x="-4.972cm" svg:y="0cm"/>
              <draw:glue-point draw:id="5" svg:x="-3.705cm" svg:y="-2.462cm"/>
              <draw:glue-point draw:id="6" svg:x="0.018cm" svg:y="-5cm"/>
              <draw:glue-point draw:id="7" svg:x="-3.705cm" svg:y="-5cm"/>
              <draw:glue-point draw:id="8" svg:x="-4.972cm" svg:y="-5cm"/>
              <draw:glue-point draw:id="9" svg:x="-4.972cm" svg:y="-3.721cm"/>
              <draw:polygon draw:style-name="gr85" draw:text-style-name="P6" draw:layer="layout" svg:width="0.947cm" svg:height="0.938cm" svg:x="10.37cm" svg:y="14.033cm" svg:viewBox="0 0 948 939" draw:points="0,939 0,234 236,0 948,0 948,704 710,939">
                <text:p/>
              </draw:polygon>
              <draw:polygon draw:style-name="gr86" draw:text-style-name="P6" draw:layer="layout" svg:width="0.947cm" svg:height="0.233cm" svg:x="10.37cm" svg:y="14.033cm" svg:viewBox="0 0 948 234" draw:points="0,234 236,0 948,0 710,234">
                <text:p/>
              </draw:polygon>
              <draw:polygon draw:style-name="gr87" draw:text-style-name="P6" draw:layer="layout" svg:width="0.236cm" svg:height="0.938cm" svg:x="11.081cm" svg:y="14.033cm" svg:viewBox="0 0 237 939" draw:points="0,939 0,234 237,0 237,704">
                <text:p/>
              </draw:polygon>
            </draw:g>
          </draw:g>
          <draw:g>
            <draw:glue-point draw:id="4" svg:x="-4.972cm" svg:y="0cm"/>
            <draw:glue-point draw:id="5" svg:x="-3.687cm" svg:y="-2.462cm"/>
            <draw:glue-point draw:id="6" svg:x="0.018cm" svg:y="-5cm"/>
            <draw:glue-point draw:id="7" svg:x="-3.687cm" svg:y="-5cm"/>
            <draw:glue-point draw:id="8" svg:x="-4.972cm" svg:y="-5cm"/>
            <draw:glue-point draw:id="9" svg:x="-4.972cm" svg:y="-3.703cm"/>
            <draw:polygon draw:style-name="gr88" draw:text-style-name="P7" draw:layer="layout" svg:width="0.946cm" svg:height="0.938cm" svg:x="10.136cm" svg:y="13.213cm" svg:viewBox="0 0 947 939" draw:points="0,939 0,234 236,0 947,0 947,702 709,939">
              <text:p/>
            </draw:polygon>
            <draw:polygon draw:style-name="gr89" draw:text-style-name="P7" draw:layer="layout" svg:width="0.946cm" svg:height="0.233cm" svg:x="10.136cm" svg:y="13.213cm" svg:viewBox="0 0 947 234" draw:points="0,234 236,0 947,0 709,234">
              <text:p/>
            </draw:polygon>
            <draw:polygon draw:style-name="gr90" draw:text-style-name="P7" draw:layer="layout" svg:width="0.236cm" svg:height="0.938cm" svg:x="10.844cm" svg:y="13.213cm" svg:viewBox="0 0 237 939" draw:points="0,939 0,234 237,0 237,702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6:20.133961150</dc:date>
    <meta:editing-duration>PT12M29S</meta:editing-duration>
    <meta:editing-cycles>5</meta:editing-cycles>
    <meta:generator>LibreOffice/5.2.7.2$Linux_X86_64 LibreOffice_project/20m0$Build-2</meta:generator>
    <meta:document-statistic meta:object-count="123"/>
  </office:meta>
</office:document-meta>
</file>